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text-properties style:font-name="Arial" fo:font-size="12pt" style:font-size-asian="12pt" style:font-name-complex="Arial" style:font-size-complex="12pt"/>
    </style:style>
    <style:style style:name="P2" style:family="paragraph" style:parent-style-name="Standard">
      <style:paragraph-properties fo:line-height="100%"/>
      <style:text-properties style:font-name="Arial" fo:font-size="12pt" style:font-size-asian="12pt" style:font-name-complex="Arial" style:font-size-complex="12pt"/>
    </style:style>
    <style:style style:name="P3" style:family="paragraph" style:parent-style-name="Standard">
      <style:paragraph-properties fo:line-height="100%"/>
      <style:text-properties style:font-name="Arial" fo:font-size="12pt" style:font-size-asian="12pt" style:font-size-complex="12pt"/>
    </style:style>
    <style:style style:name="P4" style:family="paragraph" style:parent-style-name="Standard" style:list-style-name="L1">
      <style:paragraph-properties fo:line-height="100%"/>
      <style:text-properties style:font-name="Arial"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g 2012-04-20</text:p>
      <text:p text:style-name="P1">Deltagere fremmødt: René, Sam, Nicolaj, Søren, Michael<text:line-break/>Digitalt fremmødt: Yusuf (sent)<text:line-break/>Ikke fremmødt: Cong</text:p>
      <text:p text:style-name="P3">Der skal fokuseres på de ID'er, som er vigtige for dette sprint, hvor vi har sagt, at vi skal kunne benytte GUI'en.</text:p>
      <text:p text:style-name="P3">Dermed er det blevet bestemt og diskuteret til, at følgende ID'er har størst fokus:</text:p>
      <text:list xml:id="list28476103" text:style-name="L1">
        <text:list-item>
          <text:p text:style-name="P4">17</text:p>
        </text:list-item>
        <text:list-item>
          <text:p text:style-name="P4">12</text:p>
        </text:list-item>
        <text:list-item>
          <text:p text:style-name="P4">26</text:p>
        </text:list-item>
        <text:list-item>
          <text:p text:style-name="P4">25</text:p>
        </text:list-item>
        <text:list-item>
          <text:p text:style-name="P4">4</text:p>
        </text:list-item>
        <text:list-item>
          <text:p text:style-name="P4">19</text:p>
        </text:list-item>
      </text:list>
      <text:p text:style-name="P3">De resterende nedprioriteres og sættes evt. til næste sprint – dette ligger i, at vi skal kunne fremvise noget til Poul. </text:p>
      <text:p text:style-name="P3">Desuden blev der skiftet i deadline fra d. 25. til den 23., så der skal arbejdes!!!</text:p>
      <text:p text:style-name="P3">I løbet af fredagen blev use case 17 færdiggjort, samt blev der verificeret en masse fra Nicolajs side. Endvidere skal folk evt. forsøge at kigge på tingene, hvis de kan, men det er fint, hvis det ikke er muligt, da der ligger en masse Hand-ins i vejen...</text:p>
      <text:p text:style-name="P3"><text:s/></text:p>
      <text:p text:style-name="P3">Næste møde er mandag d. 23-04-2012 fra kl. </text:p>
      <text:p text:style-name="P3"/>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a" fo:country="DK"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2.3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a" fo:country="DK"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Calibri" style:font-name-asian="Calibri" style:font-name-complex="Times New Roman" fo:hyphenate="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Normal" style:next-style-name="Normal" style:class="chapter">
      <style:paragraph-properties fo:margin-top="0cm" fo:margin-bottom="0.529cm" fo:line-height="100%" fo:hyphenation-ladder-count="no-limit" fo:padding="0cm" fo:border-left="none" fo:border-right="none" fo:border-top="none" fo:border-bottom="0.99pt solid #4f81bd" style:shadow="none"/>
      <style:text-properties fo:color="#17365d" style:font-name="Cambria" fo:font-size="26pt" fo:letter-spacing="0.009cm" style:letter-kerning="true" style:font-name-asian="Times New Roman"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eafsnit" style:family="paragraph" style:parent-style-name="Normal">
      <style:paragraph-properties fo:margin="100%" fo:margin-left="1.27cm" fo:margin-right="0cm" fo:margin-top="0cm" fo:margin-bottom="0.353cm" fo:hyphenation-ladder-count="no-limit" fo:text-indent="0cm" style:auto-text-indent="false">
        <style:tab-stops/>
      </style:paragraph-properties>
      <style:text-properties fo:hyphenate="false"/>
    </style:style>
    <style:style style:name="Standardskrifttype_20_i_20_afsnit" style:display-name="Standardskrifttype i afsnit" style:family="text"/>
    <style:style style:name="Titel_20_Tegn" style:display-name="Titel Tegn" style:family="text" style:parent-style-name="Standardskrifttype_20_i_20_afsnit">
      <style:text-properties fo:color="#17365d" style:font-name="Cambria" fo:font-size="26pt" fo:letter-spacing="0.009cm" style:letter-kerning="true" style:font-name-asian="Times New Roman" style:font-size-asian="26pt" style:font-name-complex="Times New Roman" style:font-size-complex="26pt"/>
    </style:style>
    <style:style style:name="WW_5f_CharLFO1LVL1" style:display-name="WW_CharLFO1LVL1" style:family="text">
      <style:text-properties style:font-name="Arial" style:font-name-asian="Calibri" style:font-name-complex="Aria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dc9775d-05ecbee-0851ad3-1586698-727bf66</meta:generator>
    <meta:initial-creator>Sam Luu Tong</meta:initial-creator>
    <meta:creation-date>2012-02-23T07:52:00Z</meta:creation-date>
    <dc:date>2012-04-20T11:02:16.03</dc:date>
    <meta:editing-cycles>4</meta:editing-cycles>
    <meta:editing-duration>PT12M40S</meta:editing-duration>
    <meta:document-statistic meta:table-count="0" meta:image-count="0" meta:object-count="0" meta:page-count="1" meta:paragraph-count="15" meta:word-count="156" meta:character-count="838" meta:non-whitespace-character-count="699"/>
    <meta:template xlink:type="simple" xlink:actuate="onRequest" xlink:title="" xlink:href="Normal"/>
  </office:meta>
</office:document-meta>
</file>